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officeooo:rsid="001d7075" officeooo:paragraph-rsid="001d7075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weight="bold" officeooo:rsid="002379a2" officeooo:paragraph-rsid="002379a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379a2" officeooo:paragraph-rsid="002379a2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7075" officeooo:paragraph-rsid="001d707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7075"/>
    </style:style>
    <style:style style:name="P6" style:family="paragraph" style:parent-style-name="Standard" style:list-style-name="L4">
      <style:paragraph-properties fo:text-align="start" style:justify-single-word="false"/>
      <style:text-properties officeooo:paragraph-rsid="002379a2"/>
    </style:style>
    <style:style style:name="P7" style:family="paragraph" style:parent-style-name="Standard">
      <style:paragraph-properties fo:text-align="start" style:justify-single-word="false"/>
      <style:text-properties officeooo:paragraph-rsid="001b2055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officeooo:rsid="002379a2" officeooo:paragraph-rsid="002379a2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" officeooo:rsid="002379a2" officeooo:paragraph-rsid="002379a2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DejaVu Sans Condensed" officeooo:rsid="002379a2" officeooo:paragraph-rsid="002379a2"/>
    </style:style>
    <style:style style:name="P1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1c60af"/>
    </style:style>
    <style:style style:name="T3" style:family="text">
      <style:text-properties style:font-name="DejaVu Sans Condensed" officeooo:rsid="001d7075"/>
    </style:style>
    <style:style style:name="T4" style:family="text">
      <style:text-properties style:font-name="DejaVu Sans Condensed" fo:font-weight="bold" style:font-weight-asian="bold" style:font-weight-complex="bold"/>
    </style:style>
    <style:style style:name="T5" style:family="text">
      <style:text-properties style:font-name="DejaVu Sans Condensed" fo:font-weight="bold" officeooo:rsid="001d7075" style:font-weight-asian="bold" style:font-weight-complex="bold"/>
    </style:style>
    <style:style style:name="T6" style:family="text">
      <style:text-properties style:font-name="DejaVu Sans Condensed" fo:font-weight="bold" officeooo:rsid="001c60af" style:font-weight-asian="bold" style:font-weight-complex="bold"/>
    </style:style>
    <style:style style:name="T7" style:family="text">
      <style:text-properties style:font-name="DejaVu Sans Condensed" fo:font-weight="bold" officeooo:rsid="00229b73" style:font-weight-asian="bold" style:font-weight-complex="bold"/>
    </style:style>
    <style:style style:name="T8" style:family="text">
      <style:text-properties style:font-name="DejaVu Sans Condensed" fo:font-weight="bold" officeooo:rsid="001b2055" style:font-weight-asian="bold" style:font-weight-complex="bold"/>
    </style:style>
    <style:style style:name="T9" style:family="text">
      <style:text-properties style:font-name="DejaVu Sans Condensed" fo:font-weight="bold" officeooo:rsid="0025fc5a" style:font-weight-asian="bold" style:font-weight-complex="bold"/>
    </style:style>
    <style:style style:name="T10" style:family="text">
      <style:text-properties style:font-name="DejaVu Sans Condensed" officeooo:rsid="002379a2"/>
    </style:style>
    <style:style style:name="T11" style:family="text">
      <style:text-properties style:font-name="DejaVu Sans Condensed" officeooo:rsid="0023d9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6</text:span><text:span text:style-name="T9">0</text:span><text:span text:style-name="T7">1</text:span><text:span text:style-name="T6"> - </text:span><text:span text:style-name="T8">Notes, Quirks, and Trivia</text:span></text:p>
      <text:p text:style-name="P11"/>
      <text:list xml:id="list3932523061" text:style-name="L1">
        <text:list-item>
          <text:p text:style-name="P4"><text:span text:style-name="T2">S</text:span><text:span text:style-name="T1">tay </text:span><text:span text:style-name="T4">under 15 m</text:span><text:span text:style-name="T1">, preferably under 10 m, to avoid all SAMs.</text:span></text:p>
        </text:list-item>
        <text:list-item>
          <text:p text:style-name="P4"><text:span text:style-name="T1">Don't get closer than about </text:span><text:span text:style-name="T4">4.5 km</text:span><text:span text:style-name="T1"> to anything with guided missiles (e.g. tanks, APCs, IFVs).</text:span></text:p>
        </text:list-item>
        <text:list-item>
          <text:p text:style-name="P5"><text:span text:style-name="T3">Don't get closer than about </text:span><text:span text:style-name="T5">2.5 km</text:span><text:span text:style-name="T3"> to anything with a significant AAA gun (e.g. Shilka, Gepard, M163, etc.)</text:span></text:p>
        </text:list-item>
      </text:list>
      <text:p text:style-name="P1"/>
      <text:p text:style-name="P3"><text:span text:style-name="T3">S</text:span><text:span text:style-name="T1">A342L</text:span></text:p>
      <text:list xml:id="list3510481344" text:style-name="L2">
        <text:list-item>
          <text:p text:style-name="P8">20 mm cannon 240 rnds + 8x rockets</text:p>
        </text:list-item>
      </text:list>
      <text:p text:style-name="P2">SA342M</text:p>
      <text:list xml:id="list41964554" text:style-name="L3">
        <text:list-item>
          <text:p text:style-name="P9">4x HOT3 missiles</text:p>
        </text:list-item>
      </text:list>
      <text:p text:style-name="P2">SA342Minigun</text:p>
      <text:list xml:id="list1854827790" text:style-name="L4">
        <text:list-item>
          <text:p text:style-name="P6"><text:span text:style-name="T10">1x Minigun, </text:span><text:span text:style-name="T11">right</text:span><text:span text:style-name="T10"> door, player-fired only</text:span></text:p>
        </text:list-item>
      </text:list>
      <text:p text:style-name="P2">SA342Mistral</text:p>
      <text:list xml:id="list2752402002" text:style-name="L5">
        <text:list-item>
          <text:p text:style-name="P10">4x Mistral A/A missil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16T10:30:58.582000000</dc:date>
    <meta:editing-duration>PT4H50M38S</meta:editing-duration>
    <meta:editing-cycles>2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2" meta:word-count="85" meta:character-count="446" meta:non-whitespace-character-count="380"/>
  </office:meta>
</office:document-meta>
</file>